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868BCE13C90CBC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12d"/>
    </style:style>
    <style:style style:name="P2" style:family="paragraph" style:parent-style-name="Standard">
      <style:paragraph-properties fo:text-align="start" style:justify-single-word="false"/>
      <style:text-properties officeooo:paragraph-rsid="001ab12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12d"/>
    </style:style>
    <style:style style:name="T1" style:family="text">
      <style:text-properties style:text-position="super 58%"/>
    </style:style>
    <style:style style:name="T2" style:family="text">
      <style:text-properties officeooo:rsid="001b4198"/>
    </style:style>
    <style:style style:name="T3" style:family="text">
      <style:text-properties officeooo:rsid="001d0b66"/>
    </style:style>
    <style:style style:name="T4" style:family="text">
      <style:text-properties officeooo:rsid="001eaa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918109722460941157" text:style-name="L1">
        <text:list-item>
          <text:p text:style-name="P3"><text:span text:style-name="T4">Nadia</text:span> does <text:span text:style-name="T2">5</text:span>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74147527799616" text:continue-numbering="true" text:style-name="L1">
        <text:list-item>
          <text:p text:style-name="P3"><text:span text:style-name="T4">Natalia</text:span> <text:s/>pushes a box 1<text:span text:style-name="T2">4</text:span>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74146495948595" text:continue-numbering="true" text:style-name="L1">
        <text:list-item>
          <text:p text:style-name="P3"><text:span text:style-name="T4">Veronica</text:span> kicks a 0.25 kg football. <text:s/>Her foot exerts a force of 1<text:span text:style-name="T2">4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4146849121994" text:continue-numbering="true" text:style-name="L1">
        <text:list-item>
          <text:p text:style-name="P3"><text:span text:style-name="T4">Brittney</text:span> crushes a soda can under her foot, using a force of 40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148315445461" text:continue-numbering="true" text:style-name="L1">
        <text:list-item>
          <text:p text:style-name="P3"><text:span text:style-name="T4">Mayra</text:span> pushes a box with a force of 50N directly to the right. <text:s/>It travels along a ramp that is <text:span text:style-name="T2">20</text:span> degrees above horizontal. <text:s/>If the box moves 2 meters to the right, and it takes her 5 seconds, </text:p>
          <text:list>
            <text:list-item>
              <text:p text:style-name="P3">What is the amount of work that <text:span text:style-name="T4">Mayra</text:span>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46342135456" text:continue-numbering="true" text:style-name="L1">
        <text:list-item>
          <text:list>
            <text:list-item>
              <text:p text:style-name="P3">What is <text:span text:style-name="T4">Mayra</text:span>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47110243337" text:continue-numbering="true" text:style-name="L1">
        <text:list-item>
          <text:p text:style-name="P3"><text:soft-page-break/><text:span text:style-name="T4">Alyssa</text:span> pushes a 5 kg box <text:span text:style-name="T2">15</text:span> meters in 15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148408657020" text:continue-numbering="true" text:style-name="L1">
        <text:list-item>
          <text:p text:style-name="P3"><text:span text:style-name="T4">James</text:span> lifts a 12 kg box up from the ground at a speed of <text:span text:style-name="T2">4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146595054980" text:continue-numbering="true" text:style-name="L1">
        <text:list-item>
          <text:p text:style-name="P3"><text:span text:style-name="T4">Brandon</text:span> wants to put all his exercise energy to good use. <text:s/>He rides her stationary bicycle for a distance of 3 km. <text:s/>It takes him <text:span text:style-name="T3">15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47108166864" text:continue-numbering="true" text:style-name="L1">
        <text:list-item>
          <text:list>
            <text:list-item>
              <text:p text:style-name="P3">What was <text:span text:style-name="T4">Brandon</text:span>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147960478014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74147169701782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868BCE13C90CBC9.png" xlink:type="simple" xlink:show="embed" xlink:actuate="onLoad"/></draw:frame> <text:s text:c="20"/>Name:<text:tab/><text:tab/><text:date style:data-style-name="N37" text:date-value="2018-01-24T07:41:46.292952247" text:date-adjust="PT24H00M00S">01/25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7080137</meta:creation-date>
    <meta:editing-duration>PT13M38S</meta:editing-duration>
    <meta:editing-cycles>7</meta:editing-cycles>
    <meta:generator>LibreOffice/5.2.7.2$Linux_X86_64 LibreOffice_project/20$Build-2</meta:generator>
    <dc:date>2018-01-24T07:28:28.827554096</dc:date>
    <meta:print-date>2018-01-24T07:28:58.453738849</meta:print-date>
    <meta:document-statistic meta:table-count="0" meta:image-count="2" meta:object-count="0" meta:page-count="2" meta:paragraph-count="17" meta:word-count="327" meta:character-count="1636" meta:non-whitespace-character-count="1287"/>
  </office:meta>
</office:document-meta>
</file>